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9" draw:layer="layout" svg:width="9.9cm" svg:height="1.734cm" svg:x="7.3cm" svg:y="3.9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4.302cm" svg:height="0.808cm" svg:x="5cm" svg:y="6.0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15cm" svg:y1="3.307cm" svg:x2="7.151cm" svg:y2="6.083cm" draw:start-shape="id1" draw:start-glue-point="2" draw:end-shape="id2" draw:end-glue-point="0" svg:d="m7150 3307 1 2776">
          <text:p/>
        </draw:connector>
        <draw:custom-shape draw:style-name="gr2" draw:text-style-name="P2" draw:id="id3" draw:layer="layout" svg:width="3.233cm" svg:height="0.809cm" svg:x="12.4cm" svg:y="2.5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016cm" svg:y1="3.309cm" svg:x2="12.45cm" svg:y2="4cm" draw:start-shape="id3" draw:start-glue-point="2" draw:end-shape="id4" draw:end-glue-point="0" svg:d="m14016 3309-1566 691">
          <text:p/>
        </draw:connector>
        <draw:custom-shape draw:style-name="gr4" draw:text-style-name="P2" draw:id="id5" draw:layer="layout" svg:width="2.233cm" svg:height="0.809cm" svg:x="4.467cm" svg:y="3.991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15cm" svg:y1="3.307cm" svg:x2="5.583cm" svg:y2="3.991cm" draw:start-shape="id1" draw:start-glue-point="2" draw:end-shape="id5" draw:end-glue-point="0" svg:d="m7150 3307-1567 684">
          <text:p/>
        </draw:connector>
        <draw:custom-shape draw:style-name="gr2" draw:text-style-name="P2" draw:id="id1" draw:layer="layout" svg:width="3.3cm" svg:height="0.807cm" svg:x="5.5cm" svg:y="2.5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6" draw:layer="layout" svg:width="2.7cm" svg:height="0.809cm" svg:x="9.3cm" svg:y="7.4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151cm" svg:y1="6.891cm" svg:x2="10.65cm" svg:y2="7.4cm" draw:start-shape="id2" draw:start-glue-point="2" draw:end-shape="id6" draw:end-glue-point="0" svg:d="m7151 6891 3499 509">
          <text:p/>
        </draw:connector>
        <draw:custom-shape draw:style-name="gr4" draw:text-style-name="P2" draw:id="id7" draw:layer="layout" svg:width="3.3cm" svg:height="0.809cm" svg:x="7.4cm" svg:y="4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15cm" svg:y1="3.307cm" svg:x2="9.05cm" svg:y2="4cm" draw:start-shape="id1" draw:start-glue-point="2" draw:end-shape="id7" draw:end-glue-point="0" svg:d="m7150 3307 1900 693">
          <text:p/>
        </draw:connector>
        <draw:custom-shape draw:style-name="gr4" draw:text-style-name="P2" draw:id="id4" draw:layer="layout" svg:width="2.7cm" svg:height="0.809cm" svg:x="11.1cm" svg:y="4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8" draw:layer="layout" svg:width="3.2cm" svg:height="0.809cm" svg:x="13.9cm" svg:y="4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016cm" svg:y1="3.309cm" svg:x2="15.5cm" svg:y2="4cm" draw:start-shape="id3" draw:start-glue-point="2" draw:end-shape="id8" draw:end-glue-point="0" svg:d="m14016 3309 1484 691">
          <text:p/>
        </draw:connector>
        <draw:connector draw:style-name="gr3" draw:text-style-name="P3" draw:layer="layout" draw:type="line" svg:x1="12.25cm" svg:y1="5.634cm" svg:x2="10.65cm" svg:y2="7.4cm" draw:start-shape="id9" draw:start-glue-point="2" draw:end-shape="id6" draw:end-glue-point="0" svg:d="m12250 5634-1600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20T23:12:09</meta:creation-date>
    <dc:date>2009-02-21T22:30:56</dc:date>
    <meta:editing-cycles>17</meta:editing-cycles>
    <meta:editing-duration>PT6H39M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